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ransactionalDatabaseClientIntegrationTests.numberOf( int expect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TransactionalDatabaseClientIntegration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txMgr( ConnectionFactory connectio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DatabaseClientIntegrationTests.shouldRollbackTransactionUsingTransactionalOp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nfig.transactionalOperator( ReactiveTransactionManager transac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DatabaseClientIntegrationTests.getInsertIntoLegoset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ransactionalDatabaseClientIntegrationTests.bef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TransactionalDatabaseClientIntegrationTests.shouldRollback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TransactionalDatabaseClientIntegrationTests.executeInsert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